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19.874cm" fo:min-width="25.424cm"/>
    </style:style>
    <style:style style:name="gr2" style:family="graphic" style:parent-style-name="standard">
      <style:graphic-properties draw:textarea-horizontal-align="justify" draw:textarea-vertical-align="middle" draw:auto-grow-height="false" fo:min-height="3.45cm" fo:min-width="6cm"/>
    </style:style>
    <style:style style:name="gr3" style:family="graphic" style:parent-style-name="standard">
      <style:graphic-properties draw:textarea-horizontal-align="justify" draw:textarea-vertical-align="middle" draw:auto-grow-height="false" fo:min-height="2.548cm" fo:min-width="6.798cm"/>
    </style:style>
    <style:style style:name="gr4" style:family="graphic" style:parent-style-name="standard">
      <style:graphic-properties draw:textarea-horizontal-align="justify" draw:textarea-vertical-align="middle" draw:auto-grow-height="false" fo:min-height="2.91cm" fo:min-width="9.1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188cm" fo:min-width="7.201cm"/>
    </style:style>
    <style:style style:name="gr8" style:family="graphic" style:parent-style-name="standard">
      <style:graphic-properties draw:stroke="none" svg:stroke-color="#000000" draw:fill="none" draw:fill-color="#ffffff" fo:min-height="1.55cm"/>
    </style:style>
    <style:style style:name="gr9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loext:graphic-properties draw:fill-color="#cc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1cm" svg:height="22.3cm" svg:x="4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6.9cm" svg:height="4.1cm" svg:x="37.7cm" svg:y="12.1cm">
          <text:p text:style-name="P2">Output images</text:p>
          <text:p text:style-name="P2"/>
          <text:p text:style-name="P2">.tar, ostree, docker,</text:p>
          <text:p text:style-name="P2">Et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7.6cm" svg:height="3.1cm" svg:x="20.8cm" svg:y="12.6cm">
          <text:p text:style-name="P3"><text:span text:style-name="T1">lorax-composer</text:span></text:p>
          <text:p text:style-name="P3"><text:span text:style-name="T2"/></text:p>
          <text:p text:style-name="P3"><text:span text:style-name="T2">(triggered via API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10cm" svg:height="3.5cm" svg:x="10.9cm" svg:y="4.1cm">
          <text:p text:style-name="P2">Cockpit UI</text:p>
          <text:p text:style-name="P2"/>
          <text:p text:style-name="P2">(<text:span text:style-name="T1">welder-web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draw:type="line" svg:x1="24.6cm" svg:y1="12.6cm" svg:x2="15.9cm" svg:y2="7.6cm" draw:start-shape="id1" draw:start-glue-point="0" draw:end-shape="id2" draw:end-glue-point="2" svg:d="M24600 12600l-8700-5000" svg:viewBox="0 0 8701 5001">
          <text:p/>
        </draw:connector>
        <draw:connector draw:style-name="gr6" draw:text-style-name="P4" draw:layer="layout" svg:x1="14.9cm" svg:y1="18.25cm" svg:x2="24.6cm" svg:y2="15.7cm" draw:start-shape="id3" draw:start-glue-point="8" draw:end-shape="id1" draw:end-glue-point="2" svg:d="M14900 18250h9700v-2550" svg:viewBox="0 0 9701 2551">
          <text:p/>
        </draw:connector>
        <draw:connector draw:style-name="gr6" draw:text-style-name="P4" draw:layer="layout" draw:type="line" svg:x1="28.4cm" svg:y1="14.15cm" svg:x2="37.7cm" svg:y2="14.15cm" draw:start-shape="id1" draw:start-glue-point="1" draw:end-shape="id4" draw:end-glue-point="3" svg:d="M28400 14150h9300" svg:viewBox="0 0 9301 1">
          <text:p/>
        </draw:connector>
        <draw:custom-shape draw:style-name="gr7" draw:text-style-name="P2" xml:id="id3" draw:id="id3" draw:layer="layout" svg:width="7.7cm" svg:height="5.5cm" svg:x="7.2cm" svg:y="15.5cm">
          <text:p text:style-name="P2">RPM repositories</text:p>
          <text:p text:style-name="P2">on the host syste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5" draw:layer="layout" svg:width="8.8cm" svg:height="1.8cm" svg:x="16.3cm" svg:y="17.1cm">
          <draw:text-box>
            <text:p><text:span text:style-name="T3">yum</text:span></text:p>
          </draw:text-box>
        </draw:frame>
        <draw:frame draw:style-name="gr9" draw:text-style-name="P5" draw:layer="layout" svg:width="4.9cm" svg:height="2.1cm" svg:x="19.9cm" svg:y="8.7cm">
          <draw:text-box>
            <text:p><text:span text:style-name="T3">REST API via</text:span></text:p>
            <text:p><text:span text:style-name="T3">UNIX socket</text:span></text:p>
          </draw:text-box>
        </draw:frame>
        <draw:frame draw:style-name="gr8" draw:text-style-name="P5" draw:layer="layout" svg:width="5.6cm" svg:height="1.8cm" svg:x="14.5cm" svg:y="23.3cm">
          <draw:text-box>
            <text:p><text:span text:style-name="T3">RHEL 7 host 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1:48:04.420341843</meta:creation-date>
    <dc:date>2018-02-22T13:18:43.671522531</dc:date>
    <meta:editing-duration>PT3H26M54S</meta:editing-duration>
    <meta:editing-cycles>49</meta:editing-cycles>
    <meta:generator>LibreOffice/5.0.6.2$Linux_X86_64 LibreOffice_project/00$Build-2</meta:generator>
    <meta:document-statistic meta:object-count="11"/>
  </office:meta>
</office:document-meta>
</file>